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ce72" officeooo:paragraph-rsid="0015ce72"/>
    </style:style>
    <style:style style:name="P2" style:family="paragraph" style:parent-style-name="Standard">
      <style:text-properties officeooo:rsid="0017b2db" officeooo:paragraph-rsid="0017b2db"/>
    </style:style>
    <style:style style:name="P3" style:family="paragraph" style:parent-style-name="Standard">
      <style:text-properties officeooo:rsid="00190a2a" officeooo:paragraph-rsid="00190a2a"/>
    </style:style>
    <style:style style:name="P4" style:family="paragraph" style:parent-style-name="Standard">
      <style:text-properties officeooo:rsid="00190a2a" officeooo:paragraph-rsid="001a0ec7"/>
    </style:style>
    <style:style style:name="P5" style:family="paragraph" style:parent-style-name="Standard">
      <style:text-properties officeooo:rsid="00190a2a" officeooo:paragraph-rsid="001c5bac"/>
    </style:style>
    <style:style style:name="P6" style:family="paragraph" style:parent-style-name="Standard">
      <style:text-properties officeooo:rsid="001a0ec7" officeooo:paragraph-rsid="001a0ec7"/>
    </style:style>
    <style:style style:name="P7" style:family="paragraph" style:parent-style-name="Standard">
      <style:text-properties officeooo:rsid="001bf7e5" officeooo:paragraph-rsid="001bf7e5"/>
    </style:style>
    <style:style style:name="P8" style:family="paragraph" style:parent-style-name="Standard">
      <style:text-properties fo:font-weight="bold" officeooo:rsid="001bf7e5" officeooo:paragraph-rsid="001bf7e5" style:font-weight-asian="bold" style:font-weight-complex="bold"/>
    </style:style>
    <style:style style:name="P9" style:family="paragraph" style:parent-style-name="Standard">
      <style:text-properties officeooo:rsid="001c5bac" officeooo:paragraph-rsid="001c5bac"/>
    </style:style>
    <style:style style:name="T1" style:family="text">
      <style:text-properties officeooo:rsid="001a0ec7"/>
    </style:style>
    <style:style style:name="T2" style:family="text">
      <style:text-properties officeooo:rsid="001bf7e5"/>
    </style:style>
    <style:style style:name="T3" style:family="text">
      <style:text-properties officeooo:rsid="001c5bac"/>
    </style:style>
    <style:style style:name="T4" style:family="text">
      <style:text-properties officeooo:rsid="001d35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lares do pensamento computacional:</text:p>
      <text:p text:style-name="P1"/>
      <text:p text:style-name="P1">1.Decomposição</text:p>
      <text:p text:style-name="P1">2.Padrões</text:p>
      <text:p text:style-name="P1">3.Abstração</text:p>
      <text:p text:style-name="P1">4.Algorítimo</text:p>
      <text:p text:style-name="P1"/>
      <text:p text:style-name="P1">Técnicas de lógica de programação</text:p>
      <text:p text:style-name="P1"/>
      <text:p text:style-name="P1">1.Linear</text:p>
      <text:p text:style-name="P1">2.Estrutural</text:p>
      <text:p text:style-name="P1">3.Modular</text:p>
      <text:p text:style-name="P1"/>
      <text:p text:style-name="P1">Fundamentos de algorítimos</text:p>
      <text:p text:style-name="P1"/>
      <text:p text:style-name="P1">Tipos: <text:s/>1.Número</text:p>
      <text:p text:style-name="P1"><text:tab/>2. Texto</text:p>
      <text:p text:style-name="P1"><text:tab/>3. Booleano</text:p>
      <text:p text:style-name="P1"/>
      <text:p text:style-name="P1">Variável: guardar valores de tipos</text:p>
      <text:p text:style-name="P1"><text:tab/>(Ação ou controle)</text:p>
      <text:p text:style-name="P1"/>
      <text:p text:style-name="P1">Instruções primitivas:</text:p>
      <text:p text:style-name="P1"><text:tab/>Responsáveis pelas açoes dentro do algorítimo</text:p>
      <text:p text:style-name="P1"><text:tab/>(Unário ou Binário)</text:p>
      <text:p text:style-name="P1"/>
      <text:p text:style-name="P2">Estruturas condicionais:</text:p>
      <text:p text:style-name="P2"><text:tab/>Simple: “Apenas” SE</text:p>
      <text:p text:style-name="P2"><text:tab/>Composta: SE &amp; SE NÃO</text:p>
      <text:p text:style-name="P2"><text:tab/>Encadeada: SE; “SE NÃO SE”; “SE NÃO SE”; …. “SE NÃO”</text:p>
      <text:p text:style-name="P2"/>
      <text:p text:style-name="P2">Operador lógico:</text:p>
      <text:p text:style-name="P2"><text:tab/>&amp;&amp; - <text:s/>as duas verdadeiras</text:p>
      <text:p text:style-name="P2"><text:tab/>|| - <text:s/>pelo menos uma verdadeira</text:p>
      <text:p text:style-name="P2"><text:tab/>not – inversão do resultado</text:p>
      <text:p text:style-name="P2"/>
      <text:p text:style-name="P2">Estruturas de repetição:</text:p>
      <text:p text:style-name="P2"><text:tab/>Repetir uma ação até que determinada condição seja atendida</text:p>
      <text:p text:style-name="P2"/>
      <text:p text:style-name="P2">Matrize e vetores:</text:p>
      <text:p text:style-name="P2">(Array)Vetor: variável que recebe vários valors</text:p>
      <text:p text:style-name="P2"><text:tab/>matriz: tipo tabela</text:p>
      <text:p text:style-name="P2"/>
      <text:p text:style-name="P3">Funções:</text:p>
      <text:p text:style-name="P3"><text:tab/>Sub-programas dentro de um programação; modularização de um programa</text:p>
      <text:p text:style-name="P3"><text:tab/></text:p>
      <text:p text:style-name="P3"><text:tab/>Definição (criação da função)</text:p>
      <text:p text:style-name="P3"><text:tab/>Nome (nome pelo qual a função será invocada no decorrer do código)</text:p>
      <text:p text:style-name="P3"><text:tab/>Invocação (chamar uma função durante a execução de um programa para executar determinada tarefa.</text:p>
      <text:p text:style-name="P3"><text:tab/>Variaveis locais(passagem dos parametros necessários para a função atender a solução de um problema local do programa)</text:p>
      <text:p text:style-name="P3"><text:soft-page-break/>Instruções de entrada e saída:</text:p>
      <text:p text:style-name="P3"><text:tab/></text:p>
      <text:p text:style-name="P3"/>
      <text:p text:style-name="P3">INTRODUÇÃO AS LÍNGUAGENS DE PROGRAMAÇÃO</text:p>
      <text:p text:style-name="P3"/>
      <text:p text:style-name="P4"><text:span text:style-name="T1">Problema de decisão:</text:span></text:p>
      <text:p text:style-name="P4"><text:tab/><text:span text:style-name="T1">Carater lógico (sim ou não) Ex. Definir se um determinado número é primo</text:span></text:p>
      <text:p text:style-name="P4"/>
      <text:p text:style-name="P6">Problema de busca:</text:p>
      <text:p text:style-name="P6"><text:tab/>Relacionamento binário</text:p>
      <text:p text:style-name="P6"><text:tab/>“x” está Em “A”</text:p>
      <text:p text:style-name="P6"><text:tab/>“CLIQUE” – teoria de grafos</text:p>
      <text:p text:style-name="P6"/>
      <text:p text:style-name="P6">Problemas de otimização;</text:p>
      <text:p text:style-name="P6"><text:tab/>Maximizar ou minimizar um função</text:p>
      <text:p text:style-name="P6"><text:tab/></text:p>
      <text:p text:style-name="P6"/>
      <text:p text:style-name="P6">Como um computador entende um programa:</text:p>
      <text:p text:style-name="P6"/>
      <text:p text:style-name="P6">1. Traduzido – compilação transformar um alinguagem de alto níve para uma linguagem de maquina(baixo nível)</text:p>
      <text:p text:style-name="P6"><text:tab/>Execução rápida</text:p>
      <text:p text:style-name="P6"><text:tab/>programas menores</text:p>
      <text:p text:style-name="P6"><text:tab/>Exemplo de linguagens: Java e C++</text:p>
      <text:p text:style-name="P6">2.Interpretado – programa fonte interpretado diretamente</text:p>
      <text:p text:style-name="P6"><text:tab/>Maior flexibilidade</text:p>
      <text:p text:style-name="P6"><text:tab/>Mais facil de programar</text:p>
      <text:p text:style-name="P4"><text:tab/>Exemplo<text:span text:style-name="T1"> de linguagens: JavaScrpt; Ruby; Pyton</text:span></text:p>
      <text:p text:style-name="P4"/>
      <text:p text:style-name="P4"><text:span text:style-name="T1">Caracteristicas de um programa</text:span></text:p>
      <text:p text:style-name="P4"><text:span text:style-name="T1">legibilidade -facilidade de leitura; coenrencia de instruções</text:span></text:p>
      <text:p text:style-name="P4"><text:span text:style-name="T1">redigibilidade – facilidade de escrite; reuso do código</text:span></text:p>
      <text:p text:style-name="P4"><text:span text:style-name="T1">confiabilidade – faz o que foi programado para fazer</text:span></text:p>
      <text:p text:style-name="P4"><text:span text:style-name="T1">custo – </text:span><text:span text:style-name="T2">analise de impacto; treinamento; codifição; compilação</text:span></text:p>
      <text:p text:style-name="P4"/>
      <text:p text:style-name="P7">Análises de código</text:p>
      <text:p text:style-name="P7"/>
      <text:p text:style-name="P7">Análise Léxica: </text:p>
      <text:p text:style-name="P7"/>
      <text:p text:style-name="P7"><text:tab/>Particionar: agrupação dos tokens; </text:p>
      <text:p text:style-name="P7"/>
      <text:p text:style-name="P7"><text:tab/>Classificar: classificar tudo o que foi escrito</text:p>
      <text:p text:style-name="P7"/>
      <text:p text:style-name="P7"><text:tab/>Eliminar: eliminar o desnecessário (comentarios, espaçõs em branco, </text:p>
      <text:p text:style-name="P7"/>
      <text:p text:style-name="P7">Análise sintatica (FORMA) – corretude do prograna – depende da linguagem de programação</text:p>
      <text:p text:style-name="P7"><text:tab/></text:p>
      <text:p text:style-name="P7"><text:tab/>Verificar as palavras reservadas, se uso das estruturas estão corretas, etc…</text:p>
      <text:p text:style-name="P7"/>
      <text:p text:style-name="P7">Análise semnatica – estudo do significado do programa – lógica do programa </text:p>
      <text:p text:style-name="P7"/>
      <text:p text:style-name="P7"/>
      <text:p text:style-name="P7"><text:soft-page-break/>PARADIGNMAS DE PROGRAMAÇÃO</text:p>
      <text:p text:style-name="P7"/>
      <text:p text:style-name="P7">(forma de resolução de problemas)</text:p>
      <text:p text:style-name="P7"/>
      <text:p text:style-name="P8">Orientação a objetos- <text:span text:style-name="T3">analogo ao mundo real - </text:span></text:p>
      <text:p text:style-name="P8"><text:tab/><text:span text:style-name="T3">Objeto – caacteristicas especificas, comportamenteos e estado</text:span></text:p>
      <text:p text:style-name="P8"><text:tab/></text:p>
      <text:p text:style-name="P8"><text:tab/><text:span text:style-name="T3">Exemplo de objeto (CANETA)</text:span></text:p>
      <text:p text:style-name="P8"><text:tab/><text:span text:style-name="T3">Classes - O que tenho: <text:s/>modelo, cor, carga corpo, etc…</text:span></text:p>
      <text:p text:style-name="P8"><text:tab/><text:span text:style-name="T3">Metodos (função associado a uma classe) - Sou capaz de fazer: <text:s/>“verbo”: escrever, desenhar, rabiscar, pintar, etc…</text:span></text:p>
      <text:p text:style-name="P8"><text:tab/><text:tab/>- <text:span text:style-name="T3">Como faço: Tampada, destampada, em uso…</text:span></text:p>
      <text:p text:style-name="P8">- <text:span text:style-name="T3">Modelo (classificação)</text:span></text:p>
      <text:p text:style-name="P8"/>
      <text:p text:style-name="P7">Procedural – ideia de sequencia</text:p>
      <text:p text:style-name="P7">Funcional – voltado para funções</text:p>
      <text:p text:style-name="P8">Estruturado – estrutura de blocos aninhados <text:span text:style-name="T3">em SEQUENCIA –</text:span> Progrmas<text:span text:style-name="T3"> simples e diretos</text:span> </text:p>
      <text:p text:style-name="P7">Lógica - </text:p>
      <text:p text:style-name="P7">Computação distribuida – funções executadas de forma independente</text:p>
      <text:p text:style-name="P7"/>
      <text:p text:style-name="P5">****<text:span text:style-name="T3">Principal diferenção entre POO e Estrurural:*****</text:span></text:p>
      <text:p text:style-name="P5"/>
      <text:p text:style-name="P5"><text:span text:style-name="T3">POO: </text:span><text:span text:style-name="T4">1. </text:span><text:span text:style-name="T3">as funções são associadas a deteminadas classes (metodos) e tudo isso está associado a um objeto</text:span><text:tab/> </text:p>
      <text:p text:style-name="P5"><text:span text:style-name="T4"><text:tab/>2.Reuso de Código</text:span></text:p>
      <text:p text:style-name="P3"/>
      <text:p text:style-name="P9">Estritura: <text:span text:style-name="T4">1.</text:span> As variaveis alocam dados e as funções do programa de maneira independente</text:p>
      <text:p text:style-name="P9"><text:span text:style-name="T4"><text:tab/>2. Problemas especificos e diretos</text:span></text:p>
      <text:p text:style-name="P9"/>
      <text:p text:style-name="P9">Pilares da orientação a objeto:</text:p>
      <text:p text:style-name="P9"><text:tab/>Herança: uma classe filha herda as caracteristicas de uma classe mãe</text:p>
      <text:p text:style-name="P9"><text:tab/>Encapsulamento</text:p>
      <text:p text:style-name="P9"><text:tab/>Polimorfismo</text:p>
      <text:p text:style-name="P9"><text:tab/>Abstraçã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2:02:15.542000000</meta:creation-date>
    <dc:date>2022-06-07T15:40:38.486000000</dc:date>
    <meta:editing-duration>PT2H15M48S</meta:editing-duration>
    <meta:editing-cycles>1</meta:editing-cycles>
    <meta:document-statistic meta:table-count="0" meta:image-count="0" meta:object-count="0" meta:page-count="3" meta:paragraph-count="98" meta:word-count="503" meta:character-count="3575" meta:non-whitespace-character-count="3084"/>
    <meta:generator>LibreOffice/7.3.3.2$Windows_X86_64 LibreOffice_project/d1d0ea68f081ee2800a922cac8f79445e4603348</meta:generator>
  </office:meta>
</office:document-meta>
</file>